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6fe6e" officeooo:paragraph-rsid="0006fe6e"/>
    </style:style>
    <style:style style:name="P2" style:family="paragraph" style:parent-style-name="Text_20_body">
      <style:text-properties officeooo:paragraph-rsid="00075e90"/>
    </style:style>
    <style:style style:name="P3" style:family="paragraph" style:parent-style-name="Text_20_body">
      <style:text-properties officeooo:rsid="000a2e43" officeooo:paragraph-rsid="000a2e43"/>
    </style:style>
    <style:style style:name="P4" style:family="paragraph" style:parent-style-name="Text_20_body">
      <style:text-properties fo:font-style="normal" officeooo:rsid="00075e90" officeooo:paragraph-rsid="00075e90" style:font-style-asian="normal" style:font-style-complex="normal"/>
    </style:style>
    <style:style style:name="P5" style:family="paragraph" style:parent-style-name="Text_20_body">
      <style:text-properties officeooo:rsid="000f20f3" officeooo:paragraph-rsid="000f20f3"/>
    </style:style>
    <style:style style:name="P6" style:family="paragraph" style:parent-style-name="Preformatted_20_Text">
      <style:text-properties fo:font-style="normal" officeooo:rsid="000a2e43" officeooo:paragraph-rsid="000a2e43" style:font-style-asian="normal" style:font-style-complex="normal"/>
    </style:style>
    <style:style style:name="P7" style:family="paragraph" style:parent-style-name="Heading_20_1">
      <style:text-properties officeooo:rsid="00075e90" officeooo:paragraph-rsid="00075e90"/>
    </style:style>
    <style:style style:name="P8" style:family="paragraph" style:parent-style-name="Text_20_body">
      <style:text-properties officeooo:rsid="0011551a" officeooo:paragraph-rsid="0011551a"/>
    </style:style>
    <style:style style:name="T1" style:family="text">
      <style:text-properties officeooo:rsid="00075e90"/>
    </style:style>
    <style:style style:name="T2" style:family="text">
      <style:text-properties fo:font-style="italic" officeooo:rsid="00075e90" style:font-style-asian="italic" style:font-style-complex="italic"/>
    </style:style>
    <style:style style:name="T3" style:family="text">
      <style:text-properties fo:font-style="italic" officeooo:rsid="000d88ef"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75e90" style:font-style-asian="normal" style:font-style-complex="normal"/>
    </style:style>
    <style:style style:name="T6" style:family="text">
      <style:text-properties fo:font-style="normal" officeooo:rsid="00096155" style:font-style-asian="normal" style:font-style-complex="normal"/>
    </style:style>
    <style:style style:name="T7" style:family="text">
      <style:text-properties fo:font-style="normal" officeooo:rsid="000a2e43" style:font-style-asian="normal" style:font-style-complex="normal"/>
    </style:style>
    <style:style style:name="T8" style:family="text">
      <style:text-properties fo:font-style="normal" officeooo:rsid="000d88ef" style:font-style-asian="normal" style:font-style-complex="normal"/>
    </style:style>
    <style:style style:name="T9" style:family="text">
      <style:text-properties fo:font-size="10pt" fo:font-style="normal" officeooo:rsid="00075e90" style:font-size-asian="10pt" style:font-style-asian="normal" style:font-size-complex="10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äyttöohje</text:p>
      <text:h text:style-name="P7" text:outline-level="1">Graafinen käyttöliittymä</text:h>
      <text:p text:style-name="P8">Graafinen käyttöliittymä avautuu, kun ohjelman suorittaa ilman argumentteja.</text:p>
      <text:p text:style-name="P5">Ensimmäisessä ikkunassa tulee valita browse-painikkeesta syötekuva, sekä aloitus- ja lopetuspiste joko klikkaamalla valittua syötekuvaa tai syöttämällä koordinaatit suoraan vasemman alakulman tekstilaatikoihin.</text:p>
      <text:p text:style-name="P5">Toisessa ikkunassa valitaan oikealla olevasta listasta suoritettava algoritmi sekä lisävalintoja sen suorittamiseen. Time limit määrää, kuinka kauan algoritmia yritetään suorittaa ennen kuin se pysäytetään. Visualisointitilan ollessa päällä ohjelma piirtää kaikki algoritmin väliväiheet. Tässä tilassa suoritusaikaa ei mitata eikä aikarajoitusta huomioida. Speed-liukusäädin määrää kuinka nopeasti algoritmia suoritetaan visualisointitilassa.</text:p>
      <text:h text:style-name="P7" text:outline-level="1">Komentoriviargumentit</text:h>
      <text:p text:style-name="P2">-<text:span text:style-name="T1">i <text:s/></text:span><text:span text:style-name="T2">input<text:tab/></text:span><text:span text:style-name="T1">Syötetiedosto</text:span></text:p>
      <text:p text:style-name="P2">-<text:span text:style-name="T1">o <text:s/></text:span><text:span text:style-name="T2">output</text:span><text:span text:style-name="T1"><text:tab/>Tulosteen tallennuskansio (piirretyt polut)</text:span></text:p>
      <text:p text:style-name="P2">-<text:span text:style-name="T1">s <text:s/></text:span><text:span text:style-name="T2">start</text:span><text:span text:style-name="T1"><text:tab/>Reitinetsinnän aloituspiste, muotoa </text:span><text:span text:style-name="T2">x,y</text:span></text:p>
      <text:p text:style-name="P2"><text:span text:style-name="T5">-g <text:s/></text:span><text:span text:style-name="T3">goal</text:span><text:span text:style-name="T5"><text:tab/>Reitinetsinnän lopetuspiste, muotoa </text:span><text:span text:style-name="T2">x,y</text:span></text:p>
      <text:p text:style-name="P4">-t <text:s/><text:span text:style-name="T3">time</text:span><text:tab/><text:tab/>Aikaraja algoritmin suoritukselle sekunteina</text:p>
      <text:p text:style-name="P4">-c <text:s/><text:span text:style-name="T3">count</text:span><text:tab/>Kuinka monta kertaa algoritmi tai algoritmit suoritetaan</text:p>
      <text:p text:style-name="P2"><text:span text:style-name="T5">-a <text:s/></text:span><text:span text:style-name="T3">algorithm</text:span><text:span text:style-name="T8"><text:tab/></text:span><text:span text:style-name="T5">Suoritettava algoritmi. Ilman tätä argumenttia ohjelma suorittaa kaikki tuntemansa <text:tab/><text:tab/>algorimit. Sallitut vaihtoedot:<text:line-break/><text:tab/><text:tab/><text:tab/></text:span><text:span text:style-name="T9">A_STAR<text:line-break/><text:tab/><text:tab/><text:tab/>DIJKSTRA<text:line-break/><text:tab/><text:tab/><text:tab/>JUMP_POINT_SEARCH<text:line-break/><text:tab/><text:tab/><text:tab/>BREADTH_FIRST_SEARCH<text:line-break/><text:tab/><text:tab/><text:tab/>DEPTH_FIRST_SEARCH</text:span></text:p>
      <text:p text:style-name="P4">--less<text:tab/><text:tab/>Tämän argumentin ollessa asetettu ohjelma tulostaa vain suoritukseen kuluneet ajat.</text:p>
      <text:p text:style-name="P4"/>
      <text:p text:style-name="P2"><text:span text:style-name="T5">Ohjelmalle on</text:span><text:span text:style-name="T6"> anne</text:span><text:span text:style-name="T5">ttava </text:span><text:span text:style-name="T6">vähintään </text:span><text:span text:style-name="T5">syötetiedosto sekä aloitus- ja lopetuspisteet. </text:span><text:span text:style-name="T6">Muut argumentit ovat valinnaisia.</text:span></text:p>
      <text:p text:style-name="P3"><text:span text:style-name="T6">E</text:span><text:span text:style-name="T4">simerkkejä:</text:span></text:p>
      <text:p text:style-name="Preformatted_20_Text"><text:span text:style-name="T4">java -jar </text:span><text:span text:style-name="T7">Tiralabra.jar -i input.png -s 0,0 -g 199,199</text:span></text:p>
      <text:p text:style-name="P6">java -jar Tiralabra.jar -i input.png -o output -s 0,0 -g 199,199 -t 10</text:p>
      <text:p text:style-name="P6">java -jar Tiralabra.jar -i input.png -s 0,0 -g 199,199 -c 10 -a DIJKSTRA --les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fo:line-height="200%" style:page-number="auto">
        <style:tab-stops/>
      </style:paragraph-properties>
      <style:text-properties style:font-name="Liberation Mono" fo:font-family="'Liberation Mono'" style:font-family-generic="modern" style:font-pitch="fixed" fo:font-size="8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53:53.259000000</meta:creation-date>
    <dc:date>2015-03-04T16:00:30.995000000</dc:date>
    <meta:editing-duration>PT27M49S</meta:editing-duration>
    <meta:editing-cycles>10</meta:editing-cycles>
    <meta:generator>LibreOffice/4.2.1.1$Windows_x86 LibreOffice_project/d7dbbd7842e6a58b0f521599204e827654e1fb8b</meta:generator>
    <meta:document-statistic meta:table-count="0" meta:image-count="0" meta:object-count="0" meta:page-count="1" meta:paragraph-count="19" meta:word-count="205" meta:character-count="1716" meta:non-whitespace-character-count="1716"/>
  </office:meta>
</office:document-meta>
</file>